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4c8b" officeooo:paragraph-rsid="00144c8b"/>
    </style:style>
    <style:style style:name="P2" style:family="paragraph" style:parent-style-name="Standard">
      <style:text-properties officeooo:rsid="00144c8b" officeooo:paragraph-rsid="0016803d"/>
    </style:style>
    <style:style style:name="P3" style:family="paragraph" style:parent-style-name="Standard">
      <style:text-properties fo:font-size="16pt" officeooo:paragraph-rsid="001458c1" style:font-size-asian="16pt" style:font-size-complex="16pt"/>
    </style:style>
    <style:style style:name="P4" style:family="paragraph" style:parent-style-name="Standard">
      <style:text-properties fo:font-size="16pt" officeooo:rsid="001458c1" officeooo:paragraph-rsid="001458c1" style:font-size-asian="16pt" style:font-size-complex="16pt"/>
    </style:style>
    <style:style style:name="P5" style:family="paragraph" style:parent-style-name="Standard">
      <style:text-properties officeooo:rsid="001458c1" officeooo:paragraph-rsid="001458c1"/>
    </style:style>
    <style:style style:name="P6" style:family="paragraph" style:parent-style-name="Standard">
      <style:text-properties officeooo:paragraph-rsid="001458c1"/>
    </style:style>
    <style:style style:name="P7" style:family="paragraph" style:parent-style-name="Standard">
      <style:text-properties fo:font-size="26pt" fo:font-weight="bold" officeooo:rsid="00144c8b" officeooo:paragraph-rsid="00144c8b" style:font-size-asian="26pt" style:font-weight-asian="bold" style:font-size-complex="26pt" style:font-weight-complex="bold"/>
    </style:style>
    <style:style style:name="P8" style:family="paragraph" style:parent-style-name="Standard">
      <style:text-properties fo:font-size="14pt" officeooo:paragraph-rsid="001458c1" style:font-size-asian="14pt" style:font-size-complex="14pt"/>
    </style:style>
    <style:style style:name="P9" style:family="paragraph" style:parent-style-name="Standard">
      <style:text-properties fo:font-size="14pt" officeooo:rsid="0016803d" officeooo:paragraph-rsid="0016803d" style:font-size-asian="14pt" style:font-size-complex="14pt"/>
    </style:style>
    <style:style style:name="P10" style:family="paragraph" style:parent-style-name="Standard">
      <style:text-properties officeooo:rsid="0016803d" officeooo:paragraph-rsid="001458c1"/>
    </style:style>
    <style:style style:name="T1" style:family="text">
      <style:text-properties officeooo:rsid="001458c1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1458c1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officeooo:rsid="001458c1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officeooo:rsid="0016803d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8" style:family="text">
      <style:text-properties officeooo:rsid="00156e89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officeooo:rsid="001680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7">Ajuntament de Maó</text:p>
      <text:p text:style-name="P7"/>
      <text:p text:style-name="P7"/>
      <text:p text:style-name="P1"/>
      <text:p text:style-name="P3"><text:span text:style-name="T1">Quedad </text:span><text:span text:style-name="T4">oberta el termini de matriculació als cursos de l’escola municipal de Maó</text:span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1"/>
      <text:p text:style-name="P8"><text:span text:style-name="T1">Senyors i senyores us volem transmitir la quedad per tothom per poder transmitir el termini de matriculació als cursos de l’escola municipal de Maó sobre la </text:span><text:bookmark text:name="docs-internal-guid-878b079e-7fff-fd67-b6d9-02565dc56127"/><text:span text:style-name="T4">Ceràmica, música, dibuix </text:span><text:span text:style-name="T5">i més </text:span><text:span text:style-name="T6">aquesta quedad es donara ha fet el proxim dilluns 13 a les 19 h.</text:span></text:p>
      <text:p text:style-name="P9"><text:span text:style-name="T6">T</text:span><text:span text:style-name="T4">orna les clase, torna la FELICITAT.</text:span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4"><text:span text:style-name="T7">Infromació</text:span></text:p>
      <text:p text:style-name="P5"><text:span text:style-name="T3"/></text:p>
      <text:p text:style-name="P1"><text:span text:style-name="T1">Quedada</text:span>: <text:span text:style-name="T8">La Esplanada</text:span></text:p>
      <text:p text:style-name="P1">MAÓ</text:p>
      <text:p text:style-name="P1">Tel. 971 11 11 11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10">Horari</text:span></text:p>
      <text:p text:style-name="P2"><text:span text:style-name="T10"/></text:p>
      <text:p text:style-name="P2"><text:span text:style-name="T11">D</text:span><text:span text:style-name="T1">illuns dia 13 a les 19 h a la Esplanada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09:07:51.595013533</meta:creation-date>
    <dc:date>2023-11-10T09:47:09.883993212</dc:date>
    <meta:editing-duration>PT8M47S</meta:editing-duration>
    <meta:editing-cycles>1</meta:editing-cycles>
    <meta:document-statistic meta:table-count="0" meta:image-count="0" meta:object-count="0" meta:page-count="1" meta:paragraph-count="10" meta:word-count="88" meta:character-count="482" meta:non-whitespace-character-count="404"/>
    <meta:generator>LibreOffice/7.3.7.2$Linux_X86_64 LibreOffice_project/30$Build-2</meta:generator>
  </office:meta>
</office:document-meta>
</file>